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parent-style-name="Normal">
      <style:paragraph-properties fo:text-align="left"/>
      <style:text-properties style:font-name="Liberation Serif" fo:font-size="8pt" fo:language="en" fo:country="US" fo:font-weight="normal"/>
    </style:style>
    <style:style style:family="paragraph" style:name="P1" style:parent-style-name="Normal">
      <style:text-properties fo:font-size="8pt"/>
    </style:style>
    <style:style style:family="section" style:name="Sect1"/>
    <style:style style:family="table" style:name="Table3">
      <style:table-properties style:width="3.238000cm" table:align="left"/>
    </style:style>
    <style:style style:family="table" style:name="Table4">
      <style:table-properties style:width="3.238000cm" table:align="left"/>
    </style:style>
    <style:style style:family="table" style:name="Table1">
      <style:table-properties style:width="3.239000cm" table:align="margins" fo:margin-left="0.019cm"/>
    </style:style>
    <style:style style:family="table" style:name="Table2">
      <style:table-properties style:width="3.239000cm" table:align="left"/>
    </style:style>
    <style:style style:family="table-column" style:name="Table1.col1">
      <style:table-column-properties style:column-width="0.66cm"/>
    </style:style>
    <style:style style:family="table-column" style:name="Table1.col2">
      <style:table-column-properties style:column-width="2.579cm"/>
    </style:style>
    <style:style style:family="table-column" style:name="Table4.col1">
      <style:table-column-properties style:column-width="0.661cm"/>
    </style:style>
    <style:style style:family="table-column" style:name="Table4.col2">
      <style:table-column-properties style:column-width="2.577cm"/>
    </style:style>
    <style:style style:family="table-column" style:name="Table3.col1">
      <style:table-column-properties style:column-width="0.661cm"/>
    </style:style>
    <style:style style:family="table-column" style:name="Table3.col2">
      <style:table-column-properties style:column-width="2.577cm"/>
    </style:style>
    <style:style style:family="table-column" style:name="Table2.col1">
      <style:table-column-properties style:column-width="0.697cm"/>
    </style:style>
    <style:style style:family="table-column" style:name="Table2.col2">
      <style:table-column-properties style:column-width="2.542cm"/>
    </style:style>
    <style:style style:family="table-row" style:name="Table1.row6">
      <style:table-row-properties style:min-row-height="0.1875in"/>
    </style:style>
    <style:style style:family="table-row" style:name="Table1.row4">
      <style:table-row-properties style:min-row-height="0.2500in"/>
    </style:style>
    <style:style style:family="table-row" style:name="Table1.row5">
      <style:table-row-properties style:min-row-height="0.1875in"/>
    </style:style>
    <style:style style:family="table-row" style:name="Table1.row1">
      <style:table-row-properties style:min-row-height="0.1875in"/>
    </style:style>
    <style:style style:family="table-row" style:name="Table1.row2">
      <style:table-row-properties style:min-row-height="0.1875in"/>
    </style:style>
    <style:style style:family="table-row" style:name="Table1.row3">
      <style:table-row-properties style:min-row-height="0.1875in"/>
    </style:style>
    <style:style style:family="table-row" style:name="Table2.row1">
      <style:table-row-properties style:min-row-height="0.1875in"/>
    </style:style>
    <style:style style:family="table-row" style:name="Table2.row2">
      <style:table-row-properties style:min-row-height="0.3125in"/>
    </style:style>
    <style:style style:family="table-row" style:name="Table2.row3">
      <style:table-row-properties style:min-row-height="0.1875in"/>
    </style:style>
    <style:style style:family="table-row" style:name="Table2.row4">
      <style:table-row-properties style:min-row-height="0.1875in"/>
    </style:style>
    <style:style style:family="table-row" style:name="Table2.row5">
      <style:table-row-properties style:min-row-height="0.1875in"/>
    </style:style>
    <style:style style:family="table-cell" style:name="Table3_col2_row1">
      <style:table-cell-properties fo:border-left="0.05pt solid #000000" fo:border-right="0.05pt solid #000000" fo:border-top="0.05pt solid #000000" fo:border-bottom="0.05pt solid #000000"/>
    </style:style>
    <style:style style:family="table-cell" style:name="Table3_col2_row2">
      <style:table-cell-properties fo:border-left="0.05pt solid #000000" fo:border-right="0.05pt solid #000000" fo:border-top="0.72pt solid #000000" fo:border-bottom="0.05pt solid #000000"/>
    </style:style>
    <style:style style:family="table-cell" style:name="Table3_col2_row3">
      <style:table-cell-properties fo:border-left="0.05pt solid #000000" fo:border-right="0.05pt solid #000000" fo:border-top="0.72pt solid #000000" fo:border-bottom="0.05pt solid #000000"/>
    </style:style>
    <style:style style:family="table-cell" style:name="Table3_col2_row4">
      <style:table-cell-properties fo:border-left="0.05pt solid #000000" fo:border-right="0.05pt solid #000000" fo:border-top="0.72pt solid #000000" fo:border-bottom="0.05pt solid #000000"/>
    </style:style>
    <style:style style:family="table-cell" style:name="Table3_col2_row5">
      <style:table-cell-properties fo:border-left="0.05pt solid #000000" fo:border-right="0.05pt solid #000000" fo:border-top="0.72pt solid #000000" fo:border-bottom="0.05pt solid #000000"/>
    </style:style>
    <style:style style:family="table-cell" style:name="Table3_col2_row6">
      <style:table-cell-properties fo:border-left="0.05pt solid #000000" fo:border-right="0.05pt solid #000000" fo:border-top="0.72pt solid #000000" fo:border-bottom="0.05pt solid #000000"/>
    </style:style>
    <style:style style:family="table-cell" style:name="Table3_col1_row1">
      <style:table-cell-properties fo:border-left="0.05pt solid #000000" fo:border-right="0.72pt solid #000000" fo:border-top="0.05pt solid #000000" fo:border-bottom="0.05pt solid #000000"/>
    </style:style>
    <style:style style:family="table-cell" style:name="Table3_col1_row2">
      <style:table-cell-properties fo:border-left="0.05pt solid #000000" fo:border-right="0.72pt solid #000000" fo:border-top="0.72pt solid #000000" fo:border-bottom="0.05pt solid #000000"/>
    </style:style>
    <style:style style:family="table-cell" style:name="Table3_col1_row3">
      <style:table-cell-properties fo:border-left="0.05pt solid #000000" fo:border-right="0.72pt solid #000000" fo:border-top="0.72pt solid #000000" fo:border-bottom="0.05pt solid #000000"/>
    </style:style>
    <style:style style:family="table-cell" style:name="Table3_col1_row4">
      <style:table-cell-properties fo:border-left="0.05pt solid #000000" fo:border-right="0.72pt solid #000000" fo:border-top="0.72pt solid #000000" fo:border-bottom="0.05pt solid #000000"/>
    </style:style>
    <style:style style:family="table-cell" style:name="Table3_col1_row5">
      <style:table-cell-properties fo:border-left="0.05pt solid #000000" fo:border-right="0.72pt solid #000000" fo:border-top="0.72pt solid #000000" fo:border-bottom="0.05pt solid #000000"/>
    </style:style>
    <style:style style:family="table-cell" style:name="Table3_col1_row6">
      <style:table-cell-properties fo:border-left="0.05pt solid #000000" fo:border-right="0.72pt solid #000000" fo:border-top="0.72pt solid #000000" fo:border-bottom="0.05pt solid #000000"/>
    </style:style>
    <style:style style:family="table-cell" style:name="Table4_col1_row2">
      <style:table-cell-properties fo:border-left="0.05pt solid #000000" fo:border-right="0.72pt solid #000000" fo:border-top="0.72pt solid #000000" fo:border-bottom="0.05pt solid #000000"/>
    </style:style>
    <style:style style:family="table-cell" style:name="Table4_col1_row4">
      <style:table-cell-properties fo:border-left="0.05pt solid #000000" fo:border-right="0.72pt solid #000000" fo:border-top="0.72pt solid #000000" fo:border-bottom="0.05pt solid #000000"/>
    </style:style>
    <style:style style:family="table-cell" style:name="Table4_col1_row6">
      <style:table-cell-properties fo:border-left="0.05pt solid #000000" fo:border-right="0.72pt solid #000000" fo:border-top="0.72pt solid #000000" fo:border-bottom="0.05pt solid #000000"/>
    </style:style>
    <style:style style:family="table-cell" style:name="Table2_col2_row1">
      <style:table-cell-properties fo:border-left="0.05pt solid #000000" fo:border-right="0.05pt solid #000000" fo:border-top="0.05pt solid #000000" fo:border-bottom="0.05pt solid #000000"/>
    </style:style>
    <style:style style:family="table-cell" style:name="Table4_col2_row1">
      <style:table-cell-properties fo:border-left="0.05pt solid #000000" fo:border-right="0.05pt solid #000000" fo:border-top="0.05pt solid #000000" fo:border-bottom="0.05pt solid #000000"/>
    </style:style>
    <style:style style:family="table-cell" style:name="Table4_col2_row2">
      <style:table-cell-properties fo:border-left="0.05pt solid #000000" fo:border-right="0.05pt solid #000000" fo:border-top="0.72pt solid #000000" fo:border-bottom="0.05pt solid #000000"/>
    </style:style>
    <style:style style:family="table-cell" style:name="Table4_col2_row3">
      <style:table-cell-properties fo:border-left="0.05pt solid #000000" fo:border-right="0.05pt solid #000000" fo:border-top="0.72pt solid #000000" fo:border-bottom="0.05pt solid #000000"/>
    </style:style>
    <style:style style:family="table-cell" style:name="Table4_col2_row4">
      <style:table-cell-properties fo:border-left="0.05pt solid #000000" fo:border-right="0.05pt solid #000000" fo:border-top="0.72pt solid #000000" fo:border-bottom="0.05pt solid #000000"/>
    </style:style>
    <style:style style:family="table-cell" style:name="Table4_col2_row5">
      <style:table-cell-properties fo:border-left="0.05pt solid #000000" fo:border-right="0.05pt solid #000000" fo:border-top="0.72pt solid #000000" fo:border-bottom="0.05pt solid #000000"/>
    </style:style>
    <style:style style:family="table-cell" style:name="Table4_col2_row6">
      <style:table-cell-properties fo:border-left="0.05pt solid #000000" fo:border-right="0.05pt solid #000000" fo:border-top="0.72pt solid #000000" fo:border-bottom="0.05pt solid #000000"/>
    </style:style>
    <style:style style:family="table-cell" style:name="Table4_col1_row1">
      <style:table-cell-properties fo:border-left="0.05pt solid #000000" fo:border-right="0.72pt solid #000000" fo:border-top="0.05pt solid #000000" fo:border-bottom="0.05pt solid #000000"/>
    </style:style>
    <style:style style:family="table-cell" style:name="Table2_col2_row2">
      <style:table-cell-properties fo:border-left="0.05pt solid #000000" fo:border-right="0.05pt solid #000000" fo:border-top="0.72pt solid #000000" fo:border-bottom="0.05pt solid #000000"/>
    </style:style>
    <style:style style:family="table-cell" style:name="Table4_col1_row3">
      <style:table-cell-properties fo:border-left="0.05pt solid #000000" fo:border-right="0.72pt solid #000000" fo:border-top="0.72pt solid #000000" fo:border-bottom="0.05pt solid #000000"/>
    </style:style>
    <style:style style:family="table-cell" style:name="Table2_col2_row3">
      <style:table-cell-properties fo:border-left="0.05pt solid #000000" fo:border-right="0.05pt solid #000000" fo:border-top="0.72pt solid #000000" fo:border-bottom="0.05pt solid #000000"/>
    </style:style>
    <style:style style:family="table-cell" style:name="Table4_col1_row5">
      <style:table-cell-properties fo:border-left="0.05pt solid #000000" fo:border-right="0.72pt solid #000000" fo:border-top="0.72pt solid #000000" fo:border-bottom="0.05pt solid #000000"/>
    </style:style>
    <style:style style:family="table-cell" style:name="Table2_col2_row4">
      <style:table-cell-properties fo:border-left="0.05pt solid #000000" fo:border-right="0.05pt solid #000000" fo:border-top="0.72pt solid #000000" fo:border-bottom="0.05pt solid #000000"/>
    </style:style>
    <style:style style:family="table-cell" style:name="Table4_col1_row7">
      <style:table-cell-properties fo:border-left="0.05pt solid #000000" fo:border-right="0.72pt solid #000000" fo:border-top="0.72pt solid #000000" fo:border-bottom="0.05pt solid #000000"/>
    </style:style>
    <style:style style:family="table-cell" style:name="Table2_col2_row5">
      <style:table-cell-properties fo:border-left="0.05pt solid #000000" fo:border-right="0.05pt solid #000000" fo:border-top="0.72pt solid #000000" fo:border-bottom="0.05pt solid #000000"/>
    </style:style>
    <style:style style:family="table-cell" style:name="Table1_col2_row1">
      <style:table-cell-properties fo:border-left="0.05pt solid #000000" fo:border-right="0.05pt solid #000000" fo:border-top="0.05pt solid #000000" fo:border-bottom="0.05pt solid #000000"/>
    </style:style>
    <style:style style:family="table-cell" style:name="Table1_col2_row2">
      <style:table-cell-properties fo:border-left="0.05pt solid #000000" fo:border-right="0.05pt solid #000000" fo:border-top="0.72pt solid #000000" fo:border-bottom="0.05pt solid #000000"/>
    </style:style>
    <style:style style:family="table-cell" style:name="Table1_col2_row3">
      <style:table-cell-properties fo:border-left="0.05pt solid #000000" fo:border-right="0.05pt solid #000000" fo:border-top="0.72pt solid #000000" fo:border-bottom="0.05pt solid #000000"/>
    </style:style>
    <style:style style:family="table-cell" style:name="Table1_col2_row4">
      <style:table-cell-properties fo:border-left="0.05pt solid #000000" fo:border-right="0.05pt solid #000000" fo:border-top="0.72pt solid #000000" fo:border-bottom="0.05pt solid #000000"/>
    </style:style>
    <style:style style:family="table-cell" style:name="Table1_col2_row5">
      <style:table-cell-properties fo:border-left="0.05pt solid #000000" fo:border-right="0.05pt solid #000000" fo:border-top="0.72pt solid #000000" fo:border-bottom="0.05pt solid #000000"/>
    </style:style>
    <style:style style:family="table-cell" style:name="Table1_col2_row6">
      <style:table-cell-properties fo:border-left="0.05pt solid #000000" fo:border-right="0.05pt solid #000000" fo:border-top="0.72pt solid #000000" fo:border-bottom="0.05pt solid #000000"/>
    </style:style>
    <style:style style:family="table-cell" style:name="Table1_col1_row1">
      <style:table-cell-properties fo:border-left="0.05pt solid #000000" fo:border-right="0.72pt solid #000000" fo:border-top="0.05pt solid #000000" fo:border-bottom="0.05pt solid #000000" fo:background-color="#ffffff"/>
    </style:style>
    <style:style style:family="table-cell" style:name="Table1_col1_row2">
      <style:table-cell-properties fo:border-left="0.05pt solid #000000" fo:border-right="0.72pt solid #000000" fo:border-top="0.72pt solid #000000" fo:border-bottom="0.05pt solid #000000"/>
    </style:style>
    <style:style style:family="table-cell" style:name="Table1_col1_row3">
      <style:table-cell-properties fo:border-left="0.05pt solid #000000" fo:border-right="0.72pt solid #000000" fo:border-top="0.72pt solid #000000" fo:border-bottom="0.05pt solid #000000"/>
    </style:style>
    <style:style style:family="table-cell" style:name="Table1_col1_row4">
      <style:table-cell-properties fo:border-left="0.05pt solid #000000" fo:border-right="0.72pt solid #000000" fo:border-top="0.72pt solid #000000" fo:border-bottom="0.05pt solid #000000"/>
    </style:style>
    <style:style style:family="table-cell" style:name="Table1_col1_row5">
      <style:table-cell-properties fo:border-left="0.05pt solid #000000" fo:border-right="0.72pt solid #000000" fo:border-top="0.72pt solid #000000" fo:border-bottom="0.05pt solid #000000"/>
    </style:style>
    <style:style style:family="table-cell" style:name="Table1_col1_row6">
      <style:table-cell-properties fo:border-left="0.05pt solid #000000" fo:border-right="0.72pt solid #000000" fo:border-top="0.72pt solid #000000" fo:border-bottom="0.05pt solid #000000"/>
    </style:style>
    <style:style style:family="table-cell" style:name="Table2_col1_row1">
      <style:table-cell-properties fo:border-left="0.05pt solid #000000" fo:border-right="0.72pt solid #000000" fo:border-top="0.05pt solid #000000" fo:border-bottom="0.05pt solid #000000"/>
    </style:style>
    <style:style style:family="table-cell" style:name="Table2_col1_row2">
      <style:table-cell-properties fo:border-left="0.05pt solid #000000" fo:border-right="0.72pt solid #000000" fo:border-top="0.72pt solid #000000" fo:border-bottom="0.05pt solid #000000"/>
    </style:style>
    <style:style style:family="table-cell" style:name="Table2_col1_row3">
      <style:table-cell-properties fo:border-left="0.05pt solid #000000" fo:border-right="0.72pt solid #000000" fo:border-top="0.72pt solid #000000" fo:border-bottom="0.05pt solid #000000"/>
    </style:style>
    <style:style style:family="table-cell" style:name="Table2_col1_row4">
      <style:table-cell-properties fo:border-left="0.05pt solid #000000" fo:border-right="0.72pt solid #000000" fo:border-top="0.72pt solid #000000" fo:border-bottom="0.05pt solid #000000"/>
    </style:style>
    <style:style style:family="table-cell" style:name="Table2_col1_row5">
      <style:table-cell-properties fo:border-left="0.05pt solid #000000" fo:border-right="0.72pt solid #000000" fo:border-top="0.72pt solid #000000" fo:border-bottom="0.05pt solid #000000"/>
    </style:style>
    <style:style style:family="table-cell" style:name="Table4_col2_row7">
      <style:table-cell-properties fo:border-left="0.05pt solid #000000" fo:border-right="0.05pt solid #000000" fo:border-top="0.72pt solid #000000" fo:border-bottom="0.05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able:table table:name="Table1" table:style-name="Table1">
          <table:table-column table:style-name="Table1.col1"/>
          <table:table-column table:style-name="Table1.col2"/>
          <table:table-row table:style-name="Table1.row1">
            <table:table-cell table:style-name="Table1_col1_row1">
              <text:p text:style-name="P1"/>
            </table:table-cell>
            <table:table-cell table:style-name="Table1_col2_row1">
              <text:p text:style-name="P1">tbl_User</text:p>
            </table:table-cell>
          </table:table-row>
          <table:table-row table:style-name="Table1.row2">
            <table:table-cell table:style-name="Table1_col1_row2">
              <text:p text:style-name="P1">pk</text:p>
            </table:table-cell>
            <table:table-cell table:style-name="Table1_col2_row2">
              <text:p text:style-name="P1">Id</text:p>
            </table:table-cell>
          </table:table-row>
          <table:table-row table:style-name="Table1.row3">
            <table:table-cell table:style-name="Table1_col1_row3">
              <text:p text:style-name="P1"/>
            </table:table-cell>
            <table:table-cell table:style-name="Table1_col2_row3">
              <text:p text:style-name="P1">Name</text:p>
            </table:table-cell>
          </table:table-row>
          <table:table-row table:style-name="Table1.row4">
            <table:table-cell table:style-name="Table1_col1_row4">
              <text:p text:style-name="P1"/>
            </table:table-cell>
            <table:table-cell table:style-name="Table1_col2_row4">
              <text:p text:style-name="P1">Email</text:p>
              <text:p text:style-name="P1">gender</text:p>
            </table:table-cell>
          </table:table-row>
          <table:table-row table:style-name="Table1.row5">
            <table:table-cell table:style-name="Table1_col1_row5">
              <text:p text:style-name="P1"/>
            </table:table-cell>
            <table:table-cell table:style-name="Table1_col2_row5">
              <text:p text:style-name="P1">level</text:p>
            </table:table-cell>
          </table:table-row>
          <table:table-row table:style-name="Table1.row6">
            <table:table-cell table:style-name="Table1_col1_row6">
              <text:p text:style-name="P1"/>
            </table:table-cell>
            <table:table-cell table:style-name="Table1_col2_row6">
              <text:p text:style-name="P1">date</text:p>
            </table:table-cell>
          </table:table-row>
        </table:table>
        <text:p text:style-name="P1"/>
        <text:p text:style-name="P2"/>
        <table:table table:name="Table2" table:style-name="Table2">
          <table:table-column table:style-name="Table2.col1"/>
          <table:table-column table:style-name="Table2.col2"/>
          <table:table-row table:style-name="Table2.row1">
            <table:table-cell table:style-name="Table2_col1_row1">
              <text:p text:style-name="P1">pk</text:p>
            </table:table-cell>
            <table:table-cell table:style-name="Table2_col2_row1">
              <text:p text:style-name="P1">tbl_Category</text:p>
            </table:table-cell>
          </table:table-row>
          <table:table-row table:style-name="Table2.row2">
            <table:table-cell table:style-name="Table2_col1_row2">
              <text:p text:style-name="P1"/>
            </table:table-cell>
            <table:table-cell table:style-name="Table2_col2_row2">
              <text:p text:style-name="P1">id</text:p>
              <text:p text:style-name="P1">parent_id</text:p>
            </table:table-cell>
          </table:table-row>
          <table:table-row table:style-name="Table2.row3">
            <table:table-cell table:style-name="Table2_col1_row3">
              <text:p text:style-name="P1"/>
            </table:table-cell>
            <table:table-cell table:style-name="Table2_col2_row3">
              <text:p text:style-name="P1">name</text:p>
            </table:table-cell>
          </table:table-row>
          <table:table-row table:style-name="Table2.row4">
            <table:table-cell table:style-name="Table2_col1_row4">
              <text:p text:style-name="P1"/>
            </table:table-cell>
            <table:table-cell table:style-name="Table2_col2_row4">
              <text:p text:style-name="P1">image</text:p>
            </table:table-cell>
          </table:table-row>
          <table:table-row table:style-name="Table2.row5">
            <table:table-cell table:style-name="Table2_col1_row5">
              <text:p text:style-name="P1"/>
            </table:table-cell>
            <table:table-cell table:style-name="Table2_col2_row5">
              <text:p text:style-name="P1">date</text:p>
            </table:table-cell>
          </table:table-row>
        </table:table>
        <text:p text:style-name="P1"/>
        <text:p text:style-name="P1"/>
        <table:table table:name="Table3" table:style-name="Table3">
          <table:table-column table:style-name="Table3.col1"/>
          <table:table-column table:style-name="Table3.col2"/>
          <table:table-row>
            <table:table-cell table:style-name="Table3_col1_row1">
              <text:p text:style-name="P1">pk</text:p>
            </table:table-cell>
            <table:table-cell table:style-name="Table3_col2_row1">
              <text:p text:style-name="P1">tbl_Question</text:p>
            </table:table-cell>
          </table:table-row>
          <table:table-row>
            <table:table-cell table:style-name="Table3_col1_row2">
              <text:p text:style-name="P1">fk</text:p>
            </table:table-cell>
            <table:table-cell table:style-name="Table3_col2_row2">
              <text:p text:style-name="P1">id</text:p>
            </table:table-cell>
          </table:table-row>
          <table:table-row>
            <table:table-cell table:style-name="Table3_col1_row3">
              <text:p text:style-name="P1"/>
            </table:table-cell>
            <table:table-cell table:style-name="Table3_col2_row3">
              <text:p text:style-name="P1">cat_id</text:p>
            </table:table-cell>
          </table:table-row>
          <table:table-row>
            <table:table-cell table:style-name="Table3_col1_row4">
              <text:p text:style-name="P1"/>
            </table:table-cell>
            <table:table-cell table:style-name="Table3_col2_row4">
              <text:p text:style-name="P1">user_id</text:p>
            </table:table-cell>
          </table:table-row>
          <table:table-row>
            <table:table-cell table:style-name="Table3_col1_row5">
              <text:p text:style-name="P1"/>
            </table:table-cell>
            <table:table-cell table:style-name="Table3_col2_row5">
              <text:p text:style-name="P1">question title</text:p>
              <text:p text:style-name="P1">question description</text:p>
              <text:p text:style-name="P1"/>
            </table:table-cell>
          </table:table-row>
          <table:table-row>
            <table:table-cell table:style-name="Table3_col1_row6">
              <text:p text:style-name="P1"/>
            </table:table-cell>
            <table:table-cell table:style-name="Table3_col2_row6">
              <text:p text:style-name="P1">date</text:p>
            </table:table-cell>
          </table:table-row>
        </table:table>
        <text:p text:style-name="P1"/>
        <text:p text:style-name="P1"/>
        <table:table table:name="Table4" table:style-name="Table4">
          <table:table-column table:style-name="Table4.col1"/>
          <table:table-column table:style-name="Table4.col2"/>
          <table:table-row>
            <table:table-cell table:style-name="Table4_col1_row1">
              <text:p text:style-name="P1">pk</text:p>
            </table:table-cell>
            <table:table-cell table:style-name="Table4_col2_row1">
              <text:p text:style-name="P1">tbl_Answer</text:p>
            </table:table-cell>
          </table:table-row>
          <table:table-row>
            <table:table-cell table:style-name="Table4_col1_row2">
              <text:p text:style-name="P1"/>
            </table:table-cell>
            <table:table-cell table:style-name="Table4_col2_row2">
              <text:p text:style-name="P1">id</text:p>
            </table:table-cell>
          </table:table-row>
          <table:table-row>
            <table:table-cell table:style-name="Table4_col1_row3">
              <text:p text:style-name="P1">fk</text:p>
            </table:table-cell>
            <table:table-cell table:style-name="Table4_col2_row3">
              <text:p text:style-name="P1">ques_id</text:p>
            </table:table-cell>
          </table:table-row>
          <table:table-row>
            <table:table-cell table:style-name="Table4_col1_row4">
              <text:p text:style-name="P1"/>
            </table:table-cell>
            <table:table-cell table:style-name="Table4_col2_row4">
              <text:p text:style-name="P1">parent_id</text:p>
            </table:table-cell>
          </table:table-row>
          <table:table-row>
            <table:table-cell table:style-name="Table4_col1_row5">
              <text:p text:style-name="P1"/>
            </table:table-cell>
            <table:table-cell table:style-name="Table4_col2_row5">
              <text:p text:style-name="P1">user_id</text:p>
            </table:table-cell>
          </table:table-row>
          <table:table-row>
            <table:table-cell table:style-name="Table4_col1_row6">
              <text:p text:style-name="P1"/>
            </table:table-cell>
            <table:table-cell table:style-name="Table4_col2_row6">
              <text:p text:style-name="P1">answer</text:p>
            </table:table-cell>
          </table:table-row>
          <table:table-row>
            <table:table-cell table:style-name="Table4_col1_row7">
              <text:p text:style-name="P1"/>
            </table:table-cell>
            <table:table-cell table:style-name="Table4_col2_row7">
              <text:p text:style-name="P1">date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text" style:name="Reference">
      <style:text-properties fo:font-size="10pt"/>
    </style:style>
    <style:style style:family="paragraph" style: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>
      <style:paragraph-properties style:writing-mode="lr"/>
      <style:text-properties style:font-name="Liberation Serif" fo:font-size="12pt" fo:language="en" fo:country="US"/>
    </style:style>
    <style:style style:family="paragraph" style:name="Heading" style:parent-style-name="Normal" style:next-style-name="Text 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 body" style:parent-style-name="Normal" style:next-style-name="Text body">
      <style:paragraph-properties fo:margin-top="0cm" fo:margin-bottom="0.212cm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  <meta:initial-creator>MindzLS002 </meta:initial-creator>
    <dc:creator>MindzLS002 </dc:creator>
    <meta:creation-date>2012-11-09T17:13:27</meta:creation-date>
    <dc:date>2012-11-09T17:28:19</dc:date>
  </office:meta>
</office:document-meta>
</file>